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Footnote">
      <style:text-properties officeooo:paragraph-rsid="0f8ed1b5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4" style:family="paragraph" style:parent-style-name="Standard">
      <style:text-properties officeooo:paragraph-rsid="0f9a7319"/>
    </style:style>
    <style:style style:name="P65" style:family="paragraph" style:parent-style-name="Footnote">
      <style:text-properties officeooo:paragraph-rsid="0fa0a8ea"/>
    </style:style>
    <style:style style:name="P66" style:family="paragraph" style:parent-style-name="Standard">
      <style:text-properties officeooo:paragraph-rsid="0fab02b9"/>
    </style:style>
    <style:style style:name="P67" style:family="paragraph" style:parent-style-name="Standard">
      <style:text-properties officeooo:paragraph-rsid="0fadcf96"/>
    </style:style>
    <style:style style:name="P68" style:family="paragraph" style:parent-style-name="Standard">
      <style:text-properties officeooo:paragraph-rsid="105ee122"/>
    </style:style>
    <style:style style:name="P69" style:family="paragraph" style:parent-style-name="Standard">
      <style:text-properties officeooo:paragraph-rsid="107a7646"/>
    </style:style>
    <style:style style:name="P70" style:family="paragraph" style:parent-style-name="Footnote">
      <style:text-properties officeooo:paragraph-rsid="0fda5dac"/>
    </style:style>
    <style:style style:name="P71" style:family="paragraph" style:parent-style-name="Footnote">
      <style:text-properties officeooo:paragraph-rsid="0fddbd8c"/>
    </style:style>
    <style:style style:name="P72" style:family="paragraph" style:parent-style-name="Standard">
      <style:text-properties officeooo:paragraph-rsid="0fe28eb1"/>
    </style:style>
    <style:style style:name="P7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6" style:family="paragraph" style:parent-style-name="Standard" style:list-style-name="L1">
      <style:paragraph-properties fo:break-before="page"/>
      <style:text-properties officeooo:paragraph-rsid="0b0ddd8e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text-properties officeooo:paragraph-rsid="0fecc8b6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officeooo:rsid="047da547"/>
    </style:style>
    <style:style style:name="T22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officeooo:rsid="0aace3cd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text-underline-style="none"/>
    </style:style>
    <style:style style:name="T270" style:family="text">
      <style:text-properties officeooo:rsid="0fe30796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4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62"><text:span text:style-name="T176">LTS</text:span><text:span text:style-name="T184"> </text:span><text:span text:style-name="T185">staat voor</text:span><text:span text:style-name="T183"> </text:span><text:span text:style-name="T176">Long-Term Support, langetermijnondersteuning, </text:span><text:span text:style-name="T186">en </text:span><text:span text:style-name="T187">d</text:span><text:span text:style-name="T186">eze </text:span><text:span text:style-name="Strong_20_Emphasis"><text:span text:style-name="T191"><text:user-field-get text:name="Distro">Ubuntu</text:user-field-get></text:span></text:span><text:span text:style-name="T186"><text:s/></text:span><text:span text:style-name="T192"><text:user-field-get text:name="Version">22.04</text:user-field-get></text:span><text:span text:style-name="T192"><text:s/></text:span><text:span text:style-name="T194">LTS</text:span><text:span text:style-name="T192"> </text:span><text:span text:style-name="Strong_20_Emphasis"><text:span text:style-name="T193"><text:user-field-get text:name="Edition">Server</text:user-field-get></text:span></text:span><text:span text:style-name="T186"><text:s/></text:span><text:span text:style-name="T188">(codenaam </text:span><text:span text:style-name="T190">j</text:span><text:span text:style-name="T263">ammy</text:span><text:span text:style-name="T188">) </text:span><text:span text:style-name="T185">van</text:span><text:span text:style-name="T182"> </text:span><text:span text:style-name="T180">april</text:span><text:span text:style-name="T178"> </text:span><text:span text:style-name="Strong_20_Emphasis"><text:span text:style-name="T86"><text:user-field-get style:data-style-name="N0" text:name="Releaseyear">2022</text:user-field-get></text:span></text:span><text:span text:style-name="T180"><text:s/></text:span><text:span text:style-name="T176">wordt </text:span><text:span text:style-name="T177">vijf</text:span><text:span text:style-name="T176"> jaar onder</text:span><text:span text:style-name="T189">steund</text:span><text:span text:style-name="T181"> </text:span><text:span text:style-name="T176">tot </text:span><text:span text:style-name="T180">april</text:span><text:span text:style-name="T175"> </text:span><text:span text:style-name="T176">202</text:span><text:span text:style-name="T180">7</text:span><text:span text:style-name="T179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66">ONDERSTREEPTE</text:span></text:span><text:span text:style-name="T1"> </text:span><text:span text:style-name="T15">woorden</text:span><text:span text:style-name="T14"> het</text:span><text:span text:style-name="Strong_20_Emphasis"><text:span text:style-name="T200"> </text:span></text:span><text:span text:style-name="Strong_20_Emphasis"><text:span text:style-name="T201">tekstvak</text:span></text:span><text:span text:style-name="T15"> </text:span><text:span text:style-name="T18">in,</text:span><text:span text:style-name="T15"> </text:span><text:span text:style-name="T220">zie </text:span><text:span text:style-name="T256">[</text:span><text:span text:style-name="T220">toelichting</text:span><text:span text:style-name="T256">]</text:span><text:span text:style-name="T15">:</text:span></text:p>
      <text:p text:style-name="P2"><text:span text:style-name="Definition"><text:span text:style-name="T22">GEBRUIKER</text:span></text:span><text:span text:style-name="T228"><text:tab/><text:tab/></text:span><text:span text:style-name="T255"> <text:tab/><text:tab/></text:span><text:span text:style-name="T229"><draw:control text:anchor-type="as-char" svg:y="-0.4cm" draw:z-index="15" draw:name="Gebruiker 1" draw:style-name="gr2" draw:text-style-name="P81" svg:width="6.4cm" svg:height="0.6cm" draw:control="control16"><svg:title>Gebruiker</svg:title><svg:desc>Volledige naam, bijv. Jan Stek</svg:desc></draw:control></text:span><text:span text:style-name="T229"><text:tab/> <text:s text:c="2"/></text:span><text:span text:style-name="T230">[</text:span><text:span text:style-name="T231">V</text:span><text:span text:style-name="T223">olledige naam, bijv. </text:span><text:span text:style-name="T224">J</text:span><text:span text:style-name="T253">a</text:span><text:span text:style-name="T224">n </text:span><text:span text:style-name="T253">Jansen</text:span><text:span text:style-name="T254">]</text:span></text:p>
      <text:p text:style-name="P72"><text:span text:style-name="Definition"><text:span text:style-name="T222">g</text:span></text:span><text:span text:style-name="Definition">ebruikersnaam</text:span><text:span text:style-name="Definition"><text:span text:style-name="T269"><text:tab/></text:span></text:span><text:span text:style-name="T221"><draw:control text:anchor-type="as-char" svg:y="-0.4cm" draw:z-index="16" draw:name="Gberuikersnaam 2" draw:style-name="gr2" draw:text-style-name="P81" svg:width="6.4cm" svg:height="0.6cm" draw:control="control17"><svg:title>Gebruikersnaam</svg:title><svg:desc>Korte naam, bijv. jan</svg:desc></draw:control></text:span><text:span text:style-name="T221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70">server</text:span></text:span><text:span text:style-name="Definition">NAAM</text:span><text:span text:style-name="T232"><text:tab/><text:tab/><text:tab/></text:span><draw:control text:anchor-type="as-char" svg:y="-0.4cm" draw:z-index="17" draw:name="Computernaam 1" draw:style-name="gr2" draw:text-style-name="P81" svg:width="6.4cm" svg:height="0.6cm" draw:control="control18"><svg:title>Computernaam</svg:title><svg:desc>Unieke naam van de computer</svg:desc></draw:control><text:tab/> <text:s text:c="2"/><text:span text:style-name="T237">[</text:span><text:span text:style-name="T238">N</text:span><text:span text:style-name="T233">aam van de </text:span><text:span text:style-name="T240">server</text:span><text:span text:style-name="T234">, </text:span><text:span text:style-name="T235">bijv. </text:span><text:span text:style-name="T239">sv</text:span><text:span text:style-name="T236">02</text:span><text:span text:style-name="T237">]</text:span></text:p>
      <text:p text:style-name="P2"><text:span text:style-name="Definition"><text:span text:style-name="T242">GEBRUIKER</text:span></text:span><text:span text:style-name="Definition"><text:span text:style-name="T247"><text:tab/></text:span></text:span><text:span text:style-name="T241"><text:tab/></text:span><text:span text:style-name="T255"> <text:tab/><text:tab/></text:span><text:span text:style-name="T229"><draw:control text:anchor-type="as-char" svg:y="-0.4cm" draw:z-index="18" draw:name="Gebruiker 2" draw:style-name="gr2" draw:text-style-name="P81" svg:width="6.4cm" svg:height="0.6cm" draw:control="control19"><svg:title>Gebruiker</svg:title><svg:desc>Volledige naam, bijv. Jan Stek</svg:desc></draw:control></text:span><text:span text:style-name="T229"><text:tab/> <text:s text:c="2"/></text:span><text:span text:style-name="T230">[</text:span><text:span text:style-name="T231">V</text:span><text:span text:style-name="T223">olledige naam </text:span><text:span text:style-name="T227">evt. 2</text:span><text:span text:style-name="T257">e</text:span><text:span text:style-name="T225"> gebruiker</text:span><text:span text:style-name="T226">]</text:span></text:p>
      <text:p text:style-name="P72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47"><text:tab/></text:span></text:span><text:span text:style-name="T221"><draw:control text:anchor-type="as-char" svg:y="-0.4cm" draw:z-index="19" draw:name="Gberuikersnaam 1" draw:style-name="gr2" draw:text-style-name="P81" svg:width="6.4cm" svg:height="0.6cm" draw:control="control20"><svg:title>Gebruikersnaam</svg:title><svg:desc>Korte naam, bijv. jan</svg:desc></draw:control></text:span><text:span text:style-name="T221"><text:tab/> <text:s text:c="2"/></text:span><text:span text:style-name="T245">[</text:span><text:span text:style-name="T246">K</text:span><text:span text:style-name="T244">orte naam</text:span><text:span text:style-name="T248"> </text:span><text:span text:style-name="T249">e</text:span><text:span text:style-name="T250">vt. 2</text:span><text:span text:style-name="T258">e</text:span><text:span text:style-name="T250"> </text:span><text:span text:style-name="T251">gebruiker</text:span><text:span text:style-name="T252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6"> </text:span></text:span><text:span text:style-name="Strong_20_Emphasis"><text:span text:style-name="T58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3230227211"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5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64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9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9"><text:span text:style-name="User_20_Entry"><text:span text:style-name="T127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0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6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193203873591590" text:continue-numbering="true" text:style-name="L1">
        <text:list-item>
          <text:p text:style-name="P76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70">Start de computer op vanaf</text:span><text:span text:style-name="T170"><text:note text:id="ftn4" text:note-class="footnote"><text:note-citation>1</text:note-citation><text:note-body><text:p text:style-name="P71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5"><text:span text:style-name="T259">Vanaf een </text:span><text:span text:style-name="T267">L</text:span><text:span text:style-name="T259">ive </text:span><text:span text:style-name="T268">USB</text:span><text:span text:style-name="T262">-stick</text:span><text:span text:style-name="T20"> </text:span><text:span text:style-name="T259">kunt u opstarten en </text:span><text:span text:style-name="T16">met 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T259">werken zonder enige bestanden op de harde schijf te wijzigen en maakt ook installatie van 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T259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0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61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60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0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11">Bij</text:span><text:span text:style-name="T203"> </text:span><text:span text:style-name="Strong_20_Emphasis"><text:span text:style-name="T209">Profile setup</text:span></text:span><text:span text:style-name="T203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208">V</text:span><text:span text:style-name="T204">ul </text:span><text:span text:style-name="T205">in </text:span><text:span text:style-name="Strong_20_Emphasis"><text:span text:style-name="T209">Your</text:span></text:span><text:span text:style-name="Strong_20_Emphasis"><text:span text:style-name="T206"> n</text:span></text:span><text:span text:style-name="Strong_20_Emphasis"><text:span text:style-name="T207">a</text:span></text:span><text:span text:style-name="Strong_20_Emphasis"><text:span text:style-name="T209">me</text:span></text:span><text:span text:style-name="Strong_20_Emphasis"><text:span text:style-name="T196"> </text:span></text:span><text:span text:style-name="Definition"><text:span text:style-name="T4">gebruiker</text:span></text:span><text:span text:style-name="Strong_20_Emphasis"><text:span text:style-name="T197">, <text:line-break/></text:span></text:span><text:span text:style-name="Strong_20_Emphasis"><text:span text:style-name="T209">Your server</text:span></text:span><text:span text:style-name="Strong_20_Emphasis"><text:span text:style-name="T212">'</text:span></text:span><text:span text:style-name="Strong_20_Emphasis"><text:span text:style-name="T213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96">,<text:line-break/></text:span></text:span><text:span text:style-name="Strong_20_Emphasis"><text:span text:style-name="T210">Pick a username</text:span></text:span><text:span text:style-name="Strong_20_Emphasis"><text:span text:style-name="T196"> </text:span></text:span><text:span text:style-name="Definition"><text:span text:style-name="T4">gebruikersnaam</text:span></text:span><text:span text:style-name="Strong_20_Emphasis"><text:span text:style-name="T196">, </text:span></text:span><text:span text:style-name="Strong_20_Emphasis"><text:span text:style-name="T199">en</text:span></text:span><text:span text:style-name="Strong_20_Emphasis"><text:span text:style-name="T196"><text:line-break/></text:span></text:span><text:span text:style-name="Strong_20_Emphasis"><text:span text:style-name="T198">g</text:span></text:span><text:span text:style-name="Strong_20_Emphasis"><text:span text:style-name="T195">eef tweemaal een </text:span></text:span><text:span text:style-name="Strong_20_Emphasis"><text:span text:style-name="T202">wachtwoord</text:span></text:span><text:span text:style-name="Strong_20_Emphasis"><text:span text:style-name="T195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193203774391084" text:continue-numbering="true" text:style-name="L1">
        <text:list-item>
          <text:p text:style-name="P75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0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common <text:span text:style-name="T136">'</text:span><text:span text:style-name="T137">gebruiker</text:span><text:span text:style-name="T136">' [--groups adm, 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0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8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9"><text:span text:style-name="User_20_Entry"><text:span text:style-name="T127">bash 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193202415997651"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0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0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65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0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0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31">is voltooid.</text:span></text:p>
      <text:p text:style-name="P8"/>
      <text:p text:style-name="P3"><text:span text:style-name="Emphasis"><text:span text:style-name="T217">Geschreven </text:span></text:span><text:span text:style-name="Emphasis"><text:span text:style-name="T215">d</text:span></text:span><text:span text:style-name="Emphasis"><text:span text:style-name="T21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9">CC0 1.0 Universeel</text:span></text:span></text:a><text:span text:style-name="Emphasis"><text:span text:style-name="T217">,</text:span></text:span><text:span text:style-name="Emphasis"><text:span text:style-name="T214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216">-</text:span></text:span><text:span text:style-name="Emphasis"><text:span text:style-name="T216"><text:date style:data-style-name="N10107" text:date-value="2024-02-16T19:32:02.004276886">2024</text:date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16T19:32:01.800951194">16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32:01.644552070</dc:date>
    <meta:keyword>Installatie</meta:keyword>
    <meta:keyword>Checklist</meta:keyword>
    <meta:keyword>Linux</meta:keyword>
    <meta:editing-cycles>6807</meta:editing-cycles>
    <meta:editing-duration>P12DT1H52M9S</meta:editing-duration>
    <dc:creator>Karel Zimmer</dc:creator>
    <meta:document-statistic meta:table-count="4" meta:image-count="0" meta:object-count="0" meta:page-count="4" meta:paragraph-count="74" meta:word-count="432" meta:character-count="3006" meta:non-whitespace-character-count="2600"/>
    <meta:user-defined meta:name="Info 1"/>
    <meta:user-defined meta:name="Info 2"/>
    <meta:user-defined meta:name="Info 3"/>
    <meta:user-defined meta:name="Info 4"/>
  </office:meta>
</office:document-meta>
</file>